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E000001834008F5A14B45E0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1.9272in" draw:z-index="0"><draw:image xlink:href="Pictures/100000010000056E000001834008F5A14B45E0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4:14:26.070000000</meta:creation-date>
    <dc:date>2022-10-04T14:15:20.138000000</dc:date>
    <meta:editing-duration>PT54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3.0.3$Windows_X86_64 LibreOffice_project/0f246aa12d0eee4a0f7adcefbf7c878fc2238db3</meta:generator>
  </office:meta>
</office:document-meta>
</file>